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10.28cm"/>
    </style:style>
    <style:style style:name="co3" style:family="table-column">
      <style:table-column-properties fo:break-before="auto" style:column-width="7.92cm"/>
    </style:style>
    <style:style style:name="co4" style:family="table-column">
      <style:table-column-properties fo:break-before="auto" style:column-width="18.19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76cm" fo:break-before="auto" style:use-optimal-row-height="true"/>
    </style:style>
    <style:style style:name="ro2" style:family="table-row">
      <style:table-row-properties style:row-height="2.237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padding-bottom="0.15cm" fo:padding-left="0.049cm" fo:padding-right="0.049cm" fo:padding-top="0.15cm"/>
      <style:text-properties fo:font-weight="bold" style:font-weight-asian="bold" style:font-weight-complex="bold"/>
    </style:style>
    <style:style style:name="ce4" style:family="table-cell" style:parent-style-name="Default">
      <style:table-cell-properties fo:padding-bottom="0.15cm" fo:padding-left="0.049cm" fo:padding-right="0.049cm" fo:padding-top="0.15cm"/>
    </style:style>
    <style:style style:name="ce5" style:family="table-cell" style:parent-style-name="Default">
      <style:table-cell-properties fo:border-bottom="none" fo:border-left="none" fo:padding-bottom="0.15cm" fo:padding-left="0.049cm" fo:padding-right="0.049cm" fo:padding-top="0.15cm" fo:border-right="none" fo:border-top="0.06pt solid #000000"/>
    </style:style>
    <style:style style:name="ce6" style:family="table-cell" style:parent-style-name="Default">
      <style:table-cell-properties fo:wrap-option="wrap" fo:padding-bottom="0.15cm" fo:padding-left="0.049cm" fo:padding-right="0.049cm" fo:padding-top="0.15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padding-bottom="0.15cm" fo:padding-left="0.049cm" fo:padding-right="0.049cm" fo:padding-top="0.15cm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padding-bottom="0.15cm" fo:padding-left="0.049cm" fo:padding-right="0.049cm" fo:padding-top="0.15cm"/>
      <style:paragraph-properties fo:text-align="end" fo:margin-left="0cm"/>
    </style:style>
    <style:style style:name="ce9" style:family="table-cell" style:parent-style-name="Default">
      <style:table-cell-properties fo:wrap-option="wrap" fo:padding-bottom="0.15cm" fo:padding-left="0.049cm" fo:padding-right="0.049cm" fo:padding-top="0.15cm"/>
    </style:style>
    <style:style style:name="ce10" style:family="table-cell" style:parent-style-name="Default">
      <style:table-cell-properties fo:border-bottom="none" fo:wrap-option="wrap" fo:border-left="none" fo:padding-bottom="0.15cm" fo:padding-left="0.049cm" fo:padding-right="0.049cm" fo:padding-top="0.15cm" fo:border-right="none" fo:border-top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3"/>
          <table:table-cell table:style-name="ce6" office:value-type="string" calcext:value-type="string">
            <text:p>Datenquellen für Astro-Karte</text:p>
          </table:table-cell>
          <table:table-cell table:style-name="ce3"/>
          <table:table-cell table:style-name="ce3" office:value-type="string" calcext:value-type="string">
            <text:p>Formular für Korrekturmeldungen?</text:p>
          </table:table-cell>
          <table:table-cell table:style-name="ce3" office:value-type="string" calcext:value-type="string">
            <text:p>Lizenz/Nutzungsrecht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/>
          <table:table-cell table:style-name="ce3" table:number-columns-repeated="1022"/>
        </table:table-row>
        <table:table-row table:style-name="ro1">
          <table:table-cell/>
          <table:table-cell table:style-name="ce7" office:value-type="string" calcext:value-type="string">
            <text:p>allgemein</text:p>
          </table:table-cell>
          <table:table-cell office:value-type="string" calcext:value-type="string">
            <text:p>Astrotreff</text:p>
          </table:table-cell>
          <table:table-cell office:value-type="string" calcext:value-type="string">
            <text:p>Antwort steht aus (19.7.21)</text:p>
          </table:table-cell>
          <table:table-cell table:number-columns-repeated="1020"/>
        </table:table-row>
        <table:table-row table:style-name="ro1">
          <table:table-cell/>
          <table:table-cell table:style-name="ce8"/>
          <table:table-cell office:value-type="string" calcext:value-type="string">
            <text:p>GeoNames</text:p>
          </table:table-cell>
          <table:table-cell office:value-type="string" calcext:value-type="string">
            <text:p>http://www.geonames.org/ siehe zum Beispiel https://www.der-mond.de/basiswissen/geografische-koordinaten-zu-einem-ort </text:p>
          </table:table-cell>
          <table:table-cell office:value-type="string" calcext:value-type="string">
            <text:p>https://creativecommons.org/licenses/by/4.0/deed.d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oogle Maps</text:p>
          </table:table-cell>
          <table:table-cell office:value-type="string" calcext:value-type="string">
            <text:p>zur Prüfung/Ergänzu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u den Kategorien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 office:value-type="string" calcext:value-type="string">
            <text:p>Sternwarten (auch Profi- und Schulsternwarten)</text:p>
          </table:table-cell>
          <table:table-cell table:style-name="ce5" office:value-type="string" calcext:value-type="string">
            <text:p>GAD (sternklar.de)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achgruppe AV</text:p>
          </table:table-cell>
          <table:table-cell office:value-type="string" calcext:value-type="string">
            <text:p>evtl. Mail-Umfrag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Tag:man_made=observatory, aber nicht observatory:type=meteorological und nicht observatory:type=espionag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kipedia</text:p>
          </table:table-cell>
          <table:table-cell office:value-type="string" calcext:value-type="string">
            <text:p>https://de.wikipedia.org/wiki/Kategorie:Sternwarte_in_Deutschland</text:p>
            <text:p>Kategorie:Volkssternwarte</text:p>
            <text:p>Kategorie:Privatsternwarte</text:p>
            <text:p>Kategorie:Historische_Sternwarte</text:p>
            <text:p>Kategorie:Sternwarte_in_der_Schwe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uch „Reiseführer Astronomie Deutschland“</text:p>
          </table:table-cell>
          <table:table-cell office:value-type="string" calcext:value-type="string">
            <text:p>zur Prüfung/Ergänzu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ader-Kuppeln</text:p>
          </table:table-cell>
          <table:table-cell office:value-type="string" calcext:value-type="string">
            <text:p>https://www.baader-planetarium.com/de/mapped-posts/sternwarteninstallatione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Vereine</text:p>
          </table:table-cell>
          <table:table-cell table:style-name="ce5" office:value-type="string" calcext:value-type="string">
            <text:p>GAD (sternklar.de)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achgruppe AV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ikipedia</text:p>
          </table:table-cell>
          <table:table-cell office:value-type="string" calcext:value-type="string">
            <text:p>https://de.wikipedia.org/wiki/Kategorie:Astrovere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Institutionelle VdS-Mitglieder</text:p>
          </table:table-cell>
          <table:table-cell table:style-name="ce5" office:value-type="string" calcext:value-type="string">
            <text:p>VdS</text:p>
          </table:table-cell>
          <table:table-cell table:style-name="ce5" office:value-type="string" calcext:value-type="string">
            <text:p>Anbindung an Mitglieder-Datenbank?</text:p>
          </table:table-cell>
          <table:table-cell table:style-name="ce5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Gruppen (z.B. Stammtische)</text:p>
          </table:table-cell>
          <table:table-cell table:style-name="ce5" office:value-type="string" calcext:value-type="string">
            <text:p>GAD (sternklar.de)</text:p>
          </table:table-cell>
          <table:table-cell table:style-name="ce5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Planetarien</text:p>
          </table:table-cell>
          <table:table-cell table:style-name="ce5" office:value-type="string" calcext:value-type="string">
            <text:p>GAD (sternklar.de)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arte/Verzeichnis der GdP (Andreas Scholl)</text:p>
          </table:table-cell>
          <table:table-cell office:value-type="string" calcext:value-type="string">
            <text:p>https://www.gdp-planetarium.org/planetarien/liste-der-planetarien</text:p>
          </table:table-cell>
          <table:table-cell office:value-type="string" calcext:value-type="string">
            <text:p>Anfragen!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Tag:amenity=planetariu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ikipedia</text:p>
          </table:table-cell>
          <table:table-cell office:value-type="string" calcext:value-type="string">
            <text:p>Kategorie:Planetariu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Planetenwege</text:p>
          </table:table-cell>
          <table:table-cell table:style-name="ce5" office:value-type="string" calcext:value-type="string">
            <text:p>Wikipedia</text:p>
          </table:table-cell>
          <table:table-cell table:style-name="ce5" office:value-type="string" calcext:value-type="string">
            <text:p>Kategorie:Planetenweg</text:p>
          </table:table-cell>
          <table:table-cell table:style-name="ce5"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(Tag:highway=path oder Tag:highway=footway) und Tag:name=planetenweg</text:p>
            <text:p>Key:board_type=planet_wal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do Drehers Website</text:p>
          </table:table-cell>
          <table:table-cell office:value-type="string" calcext:value-type="string">
            <text:p>http://www.planetenwege.u-dreher.de/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Regionen/Gebiete (z.B. Sternenparks / Dark Sky Parks)</text:p>
          </table:table-cell>
          <table:table-cell table:style-name="ce5" office:value-type="string" calcext:value-type="string">
            <text:p>Wikipedia</text:p>
          </table:table-cell>
          <table:table-cell table:style-name="ce5" office:value-type="string" calcext:value-type="string">
            <text:p>Kategorie:Lichtschutzgebiet</text:p>
          </table:table-cell>
          <table:table-cell table:style-name="ce5"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Key:boundary=dark_sky_are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5"/>
          <table:table-cell table:style-name="ce10" office:value-type="string" calcext:value-type="string">
            <text:p>Orte regelmäßiger Termine: Stammtische siehe Gruppen, Teleskoptreffen, Messen, Tagungen</text:p>
          </table:table-cell>
          <table:table-cell table:style-name="ce5" office:value-type="string" calcext:value-type="string">
            <text:p>VdS-Terminkalender</text:p>
          </table:table-cell>
          <table:table-cell table:style-name="ce5" table:formula="of:=[.D60]" office:value-type="string" office:string-value="https://sternfreunde.de/events/ bzw. https://sternfreunde.de/veranstaltungen/liste/?ical=1" calcext:value-type="string">
            <text:p>https://sternfreunde.de/events/ bzw. https://sternfreunde.de/veranstaltungen/liste/?ical=1</text:p>
          </table:table-cell>
          <table:table-cell table:style-name="ce5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Historische Stätten/Sehenswertes, Touristische Ziele 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ikipedia</text:p>
          </table:table-cell>
          <table:table-cell office:value-type="string" calcext:value-type="string">
            <text:p>Kategorie:Historische_Sternwar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Key:board_type=astronomy für astronomische Infotafeln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IAU/UNESCO</text:p>
          </table:table-cell>
          <table:table-cell office:value-type="string" calcext:value-type="string">
            <text:p><text:a xlink:href="https://www3.astronomicalheritage.net/index.php/contacts/web-portal-project-team/2-ruediger-schultz" xlink:type="simple">https://www3.astronomicalheritage.net/index.php/heritage/outstanding-astronomical-heritage</text:a></text:p>
            <text:p>For data ask <text:a xlink:href="https://www3.astronomicalheritage.net/index.php/contacts/web-portal-project-team/2-ruediger-schultz" xlink:type="simple">https://www3.astronomicalheritage.net/index.php/contacts/web-portal-project-team/2-ruediger-schultz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Raumfahrtzentren, -institute und -firmen (z.B. DLR)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ltderphysik.de/vorort/physikatlas/?no_cache=1" xlink:type="simple">Physikatlas Welt der Physik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Astronomische Forschungseinrichtungen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ltderphysik.de/vorort/physikatlas/?no_cache=1" xlink:type="simple">Physikatlas Welt der Physik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Museen, die Astro- oder Raumfahrtthemen behandeln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Astro-Händler und -Verlage, -Medien</text:p>
          </table:table-cell>
          <table:table-cell table:style-name="ce5" office:value-type="string" calcext:value-type="string">
            <text:p>erstmal weg lassen</text:p>
          </table:table-cell>
          <table:table-cell table:style-name="ce5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Lichtverschmutzung (als Layer)</text:p>
          </table:table-cell>
          <table:table-cell table:style-name="ce5" office:value-type="string" calcext:value-type="string">
            <text:p><text:a xlink:href="https://dataservices.gfz-potsdam.de/contact/showshort.php?id=escidoc:1541893&amp;contactform" xlink:type="simple">Kartendaten Helmholtz-Zentrum</text:a></text:p>
          </table:table-cell>
          <table:table-cell table:style-name="ce11"/>
          <table:table-cell table:style-name="ce5" office:value-type="string" calcext:value-type="string">
            <text:p>Lizenz Attribution-NonCommercial 4.0 International (CC BY-NC 4.0)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Neu 11.3.21: Beobachtungsplätze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5"/>
          <table:table-cell table:style-name="ce10" office:value-type="string" calcext:value-type="string">
            <text:p>Auch nach Möglichkeit Bilder von den Orten! (Ansatz Mapillary: <text:a xlink:href="https://www3.astronomicalheritage.net/index.php/contacts/web-portal-project-team/2-ruediger-schultz" xlink:type="simple">https://www.mapillary.com/</text:a> oder Wikipedia)</text:p>
          </table:table-cell>
          <table:table-cell table:style-name="ce5" office:value-type="string" calcext:value-type="string">
            <text:p>Nur wenn automatisiert abrufbar: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Siehe <text:a xlink:href="https://wiki.openstreetmap.org/wiki/Photo_linking" xlink:type="simple">https://wiki.openstreetmap.org/wiki/Photo_linking</text:a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igene Bilddatenbank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ilder von Rainer und Stefan</text:p>
          </table:table-cell>
          <table:table-cell office:value-type="string" calcext:value-type="string">
            <text:p>Beide wären einverstanden mit Bildnutzung</text:p>
          </table:table-cell>
          <table:table-cell office:value-type="string" calcext:value-type="string">
            <text:p>Mit Oculum-Verlag sprechen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5"/>
          <table:table-cell table:style-name="ce10" office:value-type="string" calcext:value-type="string">
            <text:p>Veranstaltungen die in etwaigen zentralen Registern verzeichnet sind</text:p>
          </table:table-cell>
          <table:table-cell table:style-name="ce5" office:value-type="string" calcext:value-type="string">
            <text:p>VdS-Terminkalender</text:p>
          </table:table-cell>
          <table:table-cell table:style-name="ce5" office:value-type="string" calcext:value-type="string">
            <text:p><text:a xlink:href="https://sternfreunde.de/events/%20bzw.%20https://sternfreunde.de/veranstaltungen/liste/?ical=1" xlink:type="simple">https://sternfreunde.de/events/ bzw. https://sternfreunde.de/veranstaltungen/liste/?ical=1</text:a></text:p>
          </table:table-cell>
          <table:table-cell table:style-name="ce5"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trotreff</text:p>
          </table:table-cell>
          <table:table-cell office:value-type="string" calcext:value-type="string">
            <text:p><text:a xlink:href="https://www.astrotreff.de/calendar/index.php?map/" xlink:type="simple">https://www.astrotreff.de/calendar/index.php?map/</text:a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tronomie.de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.00.0000</text:date>, <text:time style:data-style-name="N2" text:time-value="19:54:24.4620486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n </meta:initial-creator>
    <meta:creation-date>2021-07-04T18:12:56.085071231</meta:creation-date>
    <dc:date>2021-07-19T21:53:45.600910048</dc:date>
    <dc:creator>Ben </dc:creator>
    <meta:editing-duration>PT16H5M35S</meta:editing-duration>
    <meta:editing-cycles>9</meta:editing-cycles>
    <meta:generator>LibreOffice/6.4.7.2$Linux_X86_64 LibreOffice_project/40$Build-2</meta:generator>
    <meta:document-statistic meta:table-count="1" meta:cell-count="95" meta:object-count="0"/>
  </office:meta>
</office:document-meta>
</file>